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left="0in" fo:margin-right="0in" fo:margin-top="0in" fo:margin-bottom="0in" style:contextual-spacing="false" fo:text-indent="0in" style:auto-text-indent="false" style:page-number="auto"/>
      <style:text-properties fo:color="#454545" officeooo:rsid="000045aa" officeooo:paragraph-rsid="000045aa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454545" officeooo:rsid="000045aa" officeooo:paragraph-rsid="000045aa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0045aa"/>
    </style:style>
    <style:style style:name="T1" style:family="text">
      <style:text-properties fo:color="#454545" officeooo:rsid="000045aa"/>
    </style:style>
    <style:style style:name="T2" style:family="text">
      <style:text-properties officeooo:rsid="0001d6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2:</text:p>
      <text:p text:style-name="P2"/>
      <text:p text:style-name="P2">1.) Vorteile:</text:p>
      <text:p text:style-name="P2">- ist in der Lage selbstständig zu erkennen, welchen Compiler er nutzen soll</text:p>
      <text:p text:style-name="P3"><text:span text:style-name="T1">- </text:span><text:s/>CmakeLists.txt <text:span text:style-name="T2">dateien sind sehr verständlich</text:span> <text:span text:style-name="T2">formuliert</text:span></text:p>
      <text:p text:style-name="P3">- <text:span text:style-name="T2">es unterstützt nicht nur make, sondern auch andere tools wie </text:span>Visual Studio, Xcode, Eclipse etc.</text:p>
      <text:p text:style-name="P3">- <text:span text:style-name="T2">findet Pakete und verknüpft sie selbstständig</text:span></text:p>
      <text:p text:style-name="P2">- cmake verwaltet beim Erstellen alles selbst, wir müssen also keine Dependencies definieren</text:p>
      <text:p text:style-name="P2"/>
      <text:p text:style-name="P2">2.)Wie sind cmake Projekte typischerweise aufgebaut?</text:p>
      <text:p text:style-name="P2">→ Projektname und ausführbare Datei werden mit einer Versionsnummer versehen</text:p>
      <text:p text:style-name="P2">→ je nach Zweck können zusätzliche Funktionen definiert werden, mit “target_link_libraries” beispielsweise können Bibliotheken angegeben werden, die beim Linken eines targets benötigt werden</text:p>
      <text:p text:style-name="P2"/>
      <text:p text:style-name="P2"/>
      <text:p text:style-name="P2">3.) Unterschied zwischen In-Source und Out-Of-Source:</text:p>
      <text:p text:style-name="P2"/>
      <text:p text:style-name="P2">In-Source: Während des Buildprozesses werden die zusammengesetzten Dateien ins eigene sogenannte “Source Tree” gelegt</text:p>
      <text:p text:style-name="P2"/>
      <text:p text:style-name="P2">Out-Of-Source: die erstellten Dateien werden in anderen Verzeichnissen gespeichert, somit bleibt das eigenes Source Tree unverändert.</text:p>
      <text:p text:style-name="P2">Daher empfiehlt es sich die Out-Of-Source Methode zu nutzen, da sich so problemlos viele verschiedene Varianten der Datei erstellten lass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2T00:45:54.126023198</dc:date>
    <meta:document-statistic meta:table-count="0" meta:image-count="0" meta:object-count="0" meta:page-count="1" meta:paragraph-count="14" meta:word-count="155" meta:character-count="1155" meta:non-whitespace-character-count="1013"/>
    <meta:generator>LibreOffice/4.2.8.2$Linux_x86 LibreOffice_project/420m0$Build-2</meta:generator>
  </office:meta>
</office:document-meta>
</file>